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able-cell" style:name="a4ce933">
      <style:table-cell-properties fo:border-bottom="0.02mm solid #000000" fo:border-left="0.02mm solid #000000" fo:border-right="0.02mm solid #000000" fo:border-top="0.02mm solid #000000"/>
    </style:style>
    <style:style style:family="table-column" style:name="a2f4716">
      <style:table-column-properties style:rel-column-width="1000*"/>
    </style:style>
    <style:style style:family="table" style:name="ad863b1" style:parent-style-name="TableGrid">
      <style:table-properties style:rel-width="100%"/>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style-name="ad863b1">
        <table:table-column table:style-name="a2f4716"/>
        <table:table-row>
          <table:table-cell table:style-name="a4ce933"/>
        </table:table-row>
      </table:table>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Table Grid" style:family="table" style:name="TableGrid"/>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23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00</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